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CKET AWAY 2</text:p>
      <text:p text:style-name="P1">(C)2021 Blazon </text:p>
      <text:p text:style-name="P2"/>
      <text:p text:style-name="P1">LOADING INSTRUCTIONS:<text:line-break/><text:line-break/>DISK</text:p>
      <text:p text:style-name="P1"/>
      <text:p text:style-name="P2">Insert your disk into your disk drive and type in LOAD"*",8 to load. After loading has finished, type RUN<text:line-break/><text:line-break/>Remember to keep the disk in your disk drive. This is because this game uses disk access for loading and saving the hi score table. </text:p>
      <text:p text:style-name="P2"/>
      <text:p text:style-name="P1">TAPE</text:p>
      <text:p text:style-name="P1"/>
      <text:p text:style-name="P2">Fully rewind your tape to the start. Press SHIFT and RUN STOP simultaneously. Press PLAY on tape and wait a short while for the game to load. The program will decrunch and then run. The tape version will not load or save hi score data. </text:p>
      <text:p text:style-name="P2"/>
      <text:p text:style-name="P1">Rocket Away 2 is PAL and NTSC compatible.</text:p>
      <text:p text:style-name="P2"/>
      <text:p text:style-name="P1">PLAYING THE GAME<text:line-break/><text:line-break/><text:span text:style-name="T1">This is a fun hi score attack challenge, suitable for parties and event competitions. This game is not suitable to be played if you have consumed too much alcohol. I think you might know why. :)</text:span></text:p>
      <text:p text:style-name="P2"/>
      <text:p text:style-name="P1"><text:span text:style-name="T1">Your rocket is controlled using a </text:span>joystick in port 2<text:span text:style-name="T1">.</text:span></text:p>
      <text:p text:style-name="P2"/>
      <text:p text:style-name="P2">Your task is to guide your rocket through an asteroid belt. After approximately one minute, the speed of the map scrolling will go up a level. While controlling your rocket freely through space. You should avoid colliding into the asteroids. Should you hit an asteroid, your energy level will drain. Once the energy level has run out completely, your ship will explode. Once you're gone, you're gone.</text:p>
      <text:p text:style-name="P2"/>
      <text:p text:style-name="P1">SCORING, BONUSES AND WINNING THE GAME</text:p>
      <text:p text:style-name="P1"><text:s/></text:p>
      <text:p text:style-name="P1"><text:span text:style-name="T1">Points are scored according to the distance your rocket travels during play. The score will stop increasing once you have lost all of your energy and exploded. There are also 'B' pods, which will give you an extra 1,000 points should you pick those up.If you complete all 8 levels (Which will be extremely hard to master) you win the game. <text:line-break/><text:line-break/></text:span>GAME OVER<text:line-break/><text:line-break/><text:span text:style-name="T1">After the game is over, your score will be compared to other scores on the hi score table. If your score reaches a higher position, compared to other scores, you will earn a position on that rank. Should your score be below the last position, you will get no hi score position. <text:line-break/><text:line-break/></text:span>HIDDEN CHEAT<text:line-break/><text:line-break/><text:span text:style-name="T1">If this game proves to be too hard for you, there is a hidden cheat lurking somewhere in the code. We would love to tell you what it is, but we won't. It will be up to you to find the energy cheat. As a </text:span><text:span text:style-name="T1">reward, you will get infinite energy on impact. - but there will be a price, especially if you play the </text:span><text:soft-page-break/><text:span text:style-name="T1">disk version. - Your hi score will not save!!!<text:line-break/></text:span></text:p>
      <text:p text:style-name="P2"/>
      <text:p text:style-name="P1">CREDITS<text:line-break/></text:p>
      <text:p text:style-name="Standard"><text:span text:style-name="T1">Programming, logo design, sprites, sound effects and music:<text:line-break/></text:span><text:span text:style-name="T2">Richard (Starhawk) Bayliss<text:line-break/></text:span><text:span text:style-name="T1"><text:line-break/>2x2 Charset, loading bitmap: <text:line-break/></text:span><text:span text:style-name="T2">Firelord</text:span></text:p>
      <text:p text:style-name="P1"/>
      <text:p text:style-name="Standard"><text:span text:style-name="T1">1x1 Charset:<text:line-break/></text:span><text:span text:style-name="T2">Dirk S<text:line-break/></text:span></text:p>
      <text:p text:style-name="P2">Tape loader system:<text:line-break/><text:span text:style-name="T2">Martin Piper &amp; Richard Bayliss</text:span></text:p>
      <text:p text:style-name="P1"/>
      <text:p text:style-name="P2">Testing, suggestions and feedback:</text:p>
      <text:p text:style-name="P1">Logiker, Firelord, Baracuda</text:p>
      <text:p text:style-name="P1"/>
      <text:p text:style-name="P2">Directory artwork: <text:line-break/><text:span text:style-name="T2">Logik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M9S</meta:editing-duration>
    <meta:editing-cycles>19</meta:editing-cycles>
    <meta:generator>OpenOffice/4.1.8$Win32 OpenOffice.org_project/418m3$Build-9803</meta:generator>
    <dc:date>2021-10-11T17:45:50.31</dc:date>
    <dc:creator>Richard Bayliss</dc:creator>
    <meta:document-statistic meta:table-count="0" meta:image-count="0" meta:object-count="0" meta:page-count="2" meta:paragraph-count="20" meta:word-count="458" meta:character-count="2571"/>
    <meta:user-defined meta:name="Info 1"/>
    <meta:user-defined meta:name="Info 2"/>
    <meta:user-defined meta:name="Info 3"/>
    <meta:user-defined meta:name="Info 4"/>
  </office:meta>
</office:document-meta>
</file>